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fo:font-size="13pt" officeooo:rsid="001e5d35" officeooo:paragraph-rsid="00301172" style:font-size-asian="13pt" style:font-size-complex="13pt"/>
    </style:style>
    <style:style style:name="P2" style:family="paragraph" style:parent-style-name="Standard" style:master-page-name="">
      <loext:graphic-properties draw:fill="none"/>
      <style:paragraph-properties fo:line-height="150%" fo:text-align="end" style:justify-single-word="false" style:page-number="auto"/>
      <style:text-properties fo:font-size="13pt" fo:language="ro" fo:country="RO" officeooo:rsid="0020ba17" officeooo:paragraph-rsid="0030385c" style:font-size-asian="13pt" style:font-size-complex="13pt"/>
    </style:style>
    <style:style style:name="P3" style:family="paragraph" style:parent-style-name="Standard" style:list-style-name="L1">
      <style:paragraph-properties fo:line-height="150%" fo:text-align="end" style:justify-single-word="false"/>
      <style:text-properties fo:font-size="13pt" officeooo:rsid="001e5d35" officeooo:paragraph-rsid="001e5d35" style:font-size-asian="13pt" style:font-size-complex="13pt"/>
    </style:style>
    <style:style style:name="P4" style:family="paragraph" style:parent-style-name="Standard" style:list-style-name="L1">
      <style:paragraph-properties fo:line-height="150%" fo:text-align="end" style:justify-single-word="false"/>
      <style:text-properties fo:font-size="13pt" officeooo:rsid="00233d4f" officeooo:paragraph-rsid="00233d4f" style:font-size-asian="13pt" style:font-size-complex="13pt"/>
    </style:style>
    <style:style style:name="P5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1e5d35" officeooo:paragraph-rsid="001e5d35" style:font-size-asian="13pt" style:font-size-complex="13pt"/>
    </style:style>
    <style:style style:name="P6" style:family="paragraph" style:parent-style-name="Standard" style:list-style-name="L1">
      <loext:graphic-properties draw:fill="none"/>
      <style:paragraph-properties fo:line-height="150%" fo:text-align="end" style:justify-single-word="false"/>
      <style:text-properties fo:font-size="13pt" fo:language="ro" fo:country="RO" officeooo:rsid="001e5d35" officeooo:paragraph-rsid="00208b6a" style:font-size-asian="13pt" style:font-size-complex="13pt"/>
    </style:style>
    <style:style style:name="P7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1e5d35" officeooo:paragraph-rsid="001f3563" style:font-size-asian="13pt" style:font-size-complex="13pt"/>
    </style:style>
    <style:style style:name="P8" style:family="paragraph" style:parent-style-name="Standard" style:list-style-name="L1">
      <loext:graphic-properties draw:fill="none"/>
      <style:paragraph-properties fo:line-height="150%" fo:text-align="end" style:justify-single-word="false"/>
      <style:text-properties fo:font-size="13pt" fo:language="ro" fo:country="RO" officeooo:rsid="002617ef" officeooo:paragraph-rsid="002617ef" style:font-size-asian="13pt" style:font-size-complex="13pt"/>
    </style:style>
    <style:style style:name="P9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2617ef" officeooo:paragraph-rsid="00296a94" style:font-size-asian="13pt" style:font-size-complex="13pt"/>
    </style:style>
    <style:style style:name="P10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208b6a" officeooo:paragraph-rsid="00208b6a" style:font-size-asian="13pt" style:font-size-complex="13pt"/>
    </style:style>
    <style:style style:name="P11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233d4f" officeooo:paragraph-rsid="00233d4f" style:font-size-asian="13pt" style:font-size-complex="13pt"/>
    </style:style>
    <style:style style:name="P12" style:family="paragraph" style:parent-style-name="Standard" style:list-style-name="L1">
      <style:paragraph-properties fo:line-height="150%" fo:text-align="end" style:justify-single-word="false"/>
      <style:text-properties fo:font-size="13pt" fo:language="ro" fo:country="RO" officeooo:rsid="0020ba17" officeooo:paragraph-rsid="00225442" style:font-size-asian="13pt" style:font-size-complex="13pt"/>
    </style:style>
    <style:style style:name="P13" style:family="paragraph" style:parent-style-name="Standard" style:list-style-name="L1">
      <style:paragraph-properties fo:line-height="150%" fo:text-align="end" style:justify-single-word="false"/>
      <style:text-properties officeooo:paragraph-rsid="001e5d35"/>
    </style:style>
    <style:style style:name="P14" style:family="paragraph" style:parent-style-name="Standard" style:list-style-name="L1">
      <style:paragraph-properties fo:line-height="150%" fo:text-align="end" style:justify-single-word="false"/>
      <style:text-properties officeooo:rsid="00208b6a" officeooo:paragraph-rsid="00208b6a"/>
    </style:style>
    <style:style style:name="P15" style:family="paragraph" style:parent-style-name="Standard" style:list-style-name="L1">
      <style:paragraph-properties fo:line-height="150%" fo:text-align="end" style:justify-single-word="false"/>
      <style:text-properties fo:color="#000000" style:font-name="Times New Roman" fo:font-size="13pt" fo:language="ro" fo:country="RO" officeooo:rsid="0020ba17" officeooo:paragraph-rsid="002d6add" style:letter-kerning="true" style:font-name-asian="Andale Sans UI" style:font-size-asian="13pt" style:language-asian="zxx" style:country-asian="none" style:font-size-complex="13pt"/>
    </style:style>
    <style:style style:name="P16" style:family="paragraph" style:parent-style-name="Header">
      <style:paragraph-properties fo:text-align="start" style:justify-single-word="false"/>
      <style:text-properties style:font-name="HelveticaNeueLT Pro 55 Roman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size="13pt" officeooo:rsid="001e5d35" style:font-size-asian="13pt" style:font-size-complex="13pt"/>
    </style:style>
    <style:style style:name="T2" style:family="text">
      <style:text-properties fo:font-size="13pt" fo:language="ro" fo:country="RO" style:font-size-asian="13pt" style:font-size-complex="13pt"/>
    </style:style>
    <style:style style:name="T3" style:family="text">
      <style:text-properties fo:font-size="13pt" fo:language="ro" fo:country="RO" officeooo:rsid="001e5d35" style:font-size-asian="13pt" style:font-size-complex="13pt"/>
    </style:style>
    <style:style style:name="T4" style:family="text">
      <style:text-properties fo:language="ro" fo:country="RO"/>
    </style:style>
    <style:style style:name="T5" style:family="text">
      <style:text-properties fo:language="en" fo:country="US" officeooo:rsid="002751c4"/>
    </style:style>
    <style:style style:name="T6" style:family="text">
      <style:text-properties fo:language="en" fo:country="US" officeooo:rsid="0030385c"/>
    </style:style>
    <style:style style:name="T7" style:family="text">
      <style:text-properties officeooo:rsid="00281cb5"/>
    </style:style>
    <style:style style:name="T8" style:family="text">
      <style:text-properties officeooo:rsid="00296a94"/>
    </style:style>
    <style:style style:name="T9" style:family="text">
      <style:text-properties officeooo:rsid="002bf314"/>
    </style:style>
    <style:style style:name="T10" style:family="text">
      <style:text-properties officeooo:rsid="002d8c3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Introducere.................................................................................................................1</text:p>
      <text:list xml:id="list3306854835295392975" text:style-name="L1">
        <text:list-item>
          <text:p text:style-name="P3">Intrumente și metodologia software folosită...................................................<text:span text:style-name="T4">.</text:span>......2</text:p>
          <text:list>
            <text:list-item>
              <text:p text:style-name="P4">Diagrama GANTT.........................................................................................4</text:p>
            </text:list-item>
          </text:list>
        </text:list-item>
        <text:list-item>
          <text:p text:style-name="P3">Prezentarea aplicației dezvoltate............................................................................5</text:p>
          <text:list>
            <text:list-item>
              <text:p text:style-name="P3">Dezvoltarea cerințelor aplicației....................................................................5</text:p>
            </text:list-item>
            <text:list-item>
              <text:p text:style-name="P3">Proiectarea sistemului....................................................................................8</text:p>
              <text:list>
                <text:list-item>
                  <text:p text:style-name="P13"><text:span text:style-name="T1">Motorul de </text:span><text:span text:style-name="T3">șah.......................................................................................8</text:span></text:p>
                </text:list-item>
                <text:list-item>
                  <text:p text:style-name="P5">Interfața grafică...................................................................................12</text:p>
                  <text:list>
                    <text:list-item>
                      <text:p text:style-name="P5">Diagrame de clasă......................................................................16</text:p>
                    </text:list-item>
                  </text:list>
                </text:list-item>
                <text:list-item>
                  <text:p text:style-name="P6">Serverul: gazda motorului de șah........................................................19</text:p>
                </text:list-item>
                <text:list-item>
                  <text:p text:style-name="P8">Baza de date cu jucători......................................................................21</text:p>
                </text:list-item>
              </text:list>
            </text:list-item>
            <text:list-item>
              <text:p text:style-name="P5">Legarea componentelor sistemului..............................................................22</text:p>
              <text:list>
                <text:list-item>
                  <text:p text:style-name="P5">Diagrama de nivel înalt a componentelor sistemului..........................22</text:p>
                </text:list-item>
                <text:list-item>
                  <text:p text:style-name="P7">Diagrama de activități a componentelor sistemului............................23</text:p>
                </text:list-item>
              </text:list>
            </text:list-item>
          </text:list>
        </text:list-item>
        <text:list-item>
          <text:p text:style-name="P14"><text:span text:style-name="T2">Implementarea aplicației</text:span><text:span text:style-name="T3">......................................................................................</text:span><text:span text:style-name="T2">24</text:span></text:p>
          <text:list>
            <text:list-item>
              <text:p text:style-name="P14"><text:span text:style-name="T2">Implementarea motorului de șah</text:span><text:span text:style-name="T3">..................................................................</text:span><text:span text:style-name="T2">24</text:span></text:p>
            </text:list-item>
            <text:list-item>
              <text:p text:style-name="P10">Implementarea clientului.............................................................................32</text:p>
            </text:list-item>
            <text:list-item>
              <text:p text:style-name="P11">Implementarea serviciului web...............................................................…<text:span text:style-name="T5">37</text:span></text:p>
            </text:list-item>
            <text:list-item>
              <text:p text:style-name="P9"><text:span text:style-name="T8">Implementarea operațiilor ce folosesc baza de date</text:span>....................................<text:span text:style-name="T7">39</text:span></text:p>
            </text:list-item>
          </text:list>
        </text:list-item>
        <text:list-item>
          <text:p text:style-name="P12">Testarea aplicției..................................................................................................<text:span text:style-name="T9">40</text:span></text:p>
          <text:list>
            <text:list-item>
              <text:p text:style-name="P15"><text:span text:style-name="T10">Raport: a</text:span>coperirea logicii implementate de către unitățile de testare..........<text:span text:style-name="T10">41</text:span></text:p>
            </text:list-item>
          </text:list>
        </text:list-item>
      </text:list>
      <text:p text:style-name="P2">Concluzii..................................................................................................................<text:span text:style-name="T6">4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LT Pro 55 Roman" svg:font-family="'HelveticaNeueLT Pro 55 Roman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HelveticaNeueLT Pro 55 Roman" fo:font-size="15pt" fo:font-weight="bold" style:font-size-asian="15pt" style:font-weight-asian="bold" style:font-size-complex="15pt" style:font-weight-complex="bold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uprin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59M34S</meta:editing-duration>
    <meta:editing-cycles>27</meta:editing-cycles>
    <meta:generator>LibreOffice/4.4.3.2$Windows_x86 LibreOffice_project/88805f81e9fe61362df02b9941de8e38a9b5fd16</meta:generator>
    <dc:date>2015-06-22T22:15:20.809000000</dc:date>
    <meta:document-statistic meta:table-count="0" meta:image-count="0" meta:object-count="0" meta:page-count="1" meta:paragraph-count="23" meta:word-count="101" meta:character-count="2297" meta:non-whitespace-character-count="2239"/>
    <meta:user-defined meta:name="Info 1"/>
    <meta:user-defined meta:name="Info 2"/>
    <meta:user-defined meta:name="Info 3"/>
    <meta:user-defined meta:name="Info 4"/>
  </office:meta>
</office:document-meta>
</file>